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s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hreads</text:p>
          </table:table-cell>
          <table:table-cell table:style-name="ce3" office:value-type="string" calcext:value-type="string">
            <text:p>ms/frame Hikey</text:p>
          </table:table-cell>
          <table:table-cell office:value-type="string" calcext:value-type="string">
            <text:p>Lfreq</text:p>
          </table:table-cell>
          <table:table-cell office:value-type="string" calcext:value-type="string">
            <text:p>Bfreq</text:p>
          </table:table-cell>
          <table:table-cell office:value-type="string" calcext:value-type="string">
            <text:p>Temperature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1.8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1.8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3.4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4.7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5.1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5.7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5.9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5.6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2.5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2.4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3.8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4.9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5.2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5.5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5.8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6.0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2.1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3.2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4.7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5.3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6.0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8.3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8.9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8.9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3.6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2.9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2.0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1.6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1.4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1.8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1.0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1.0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1.5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2.7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4.3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5.3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6.5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7.6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8.1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8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.00.0000</text:date>, <text:time style:data-style-name="N2" text:time-value="12:54:57.768606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5T12:56:38.589286828</dc:date>
    <meta:editing-duration>P4DT8H13M32S</meta:editing-duration>
    <meta:editing-cycles>91</meta:editing-cycles>
    <meta:generator>LibreOffice/6.3.4.2.0$Linux_X86_64 LibreOffice_project/30$Build-2</meta:generator>
    <meta:document-statistic meta:table-count="1" meta:cell-count="287" meta:object-count="0"/>
  </office:meta>
</office:document-meta>
</file>